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2.9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Layer</text:p>
          </table:table-cell>
          <table:table-cell office:value-type="string">
            <text:p>Comment</text:p>
          </table:table-cell>
          <table:table-cell office:value-type="string">
            <text:p>Footprint</text:p>
          </table:table-cell>
          <table:table-cell table:style-name="Default" office:value-type="string">
            <text:p>Quantity</text:p>
          </table:table-cell>
          <table:table-cell office:value-type="string">
            <text:p>Designator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Top</text:p>
          </table:table-cell>
          <table:table-cell office:value-type="string">
            <text:p>100n</text:p>
          </table:table-cell>
          <table:table-cell office:value-type="string">
            <text:p>CAPC0402N</text:p>
          </table:table-cell>
          <table:table-cell office:value-type="string">
            <text:p>5</text:p>
          </table:table-cell>
          <table:table-cell office:value-type="string">
            <text:p>C8, C10, C11, C14, C17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100R</text:p>
          </table:table-cell>
          <table:table-cell office:value-type="string">
            <text:p>RESC0402N</text:p>
          </table:table-cell>
          <table:table-cell office:value-type="string">
            <text:p>2</text:p>
          </table:table-cell>
          <table:table-cell office:value-type="string">
            <text:p>R11, R12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10k</text:p>
          </table:table-cell>
          <table:table-cell office:value-type="string">
            <text:p>RESC0402N</text:p>
          </table:table-cell>
          <table:table-cell office:value-type="string">
            <text:p>3</text:p>
          </table:table-cell>
          <table:table-cell office:value-type="string">
            <text:p>R5, R8, R153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10uF/25V</text:p>
          </table:table-cell>
          <table:table-cell office:value-type="string">
            <text:p>CAPC1206N</text:p>
          </table:table-cell>
          <table:table-cell office:value-type="string">
            <text:p>12</text:p>
          </table:table-cell>
          <table:table-cell office:value-type="string">
            <text:p>C1, C2, C3, C4, C7, C12, C13, C19, C21, C24, C25, C26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1k</text:p>
          </table:table-cell>
          <table:table-cell office:value-type="string">
            <text:p>RESC0402N</text:p>
          </table:table-cell>
          <table:table-cell office:value-type="string">
            <text:p>5</text:p>
          </table:table-cell>
          <table:table-cell office:value-type="string">
            <text:p>R1, R3, R4, R10, R15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22n</text:p>
          </table:table-cell>
          <table:table-cell office:value-type="string">
            <text:p>CAPC0603N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22u/10V</text:p>
          </table:table-cell>
          <table:table-cell office:value-type="string">
            <text:p>CAPC1206N</text:p>
          </table:table-cell>
          <table:table-cell office:value-type="string">
            <text:p>3</text:p>
          </table:table-cell>
          <table:table-cell office:value-type="string">
            <text:p>C5, C6, C23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2n2/50V</text:p>
          </table:table-cell>
          <table:table-cell office:value-type="string">
            <text:p>CAPC0402N</text:p>
          </table:table-cell>
          <table:table-cell office:value-type="string">
            <text:p>1</text:p>
          </table:table-cell>
          <table:table-cell office:value-type="string">
            <text:p>C9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3k9</text:p>
          </table:table-cell>
          <table:table-cell office:value-type="string">
            <text:p>RESC0402N</text:p>
          </table:table-cell>
          <table:table-cell office:value-type="string">
            <text:p>1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4u7/3A</text:p>
          </table:table-cell>
          <table:table-cell office:value-type="string">
            <text:p>LDSMSDR0603A</text:p>
          </table:table-cell>
          <table:table-cell office:value-type="string">
            <text:p>1</text:p>
          </table:table-cell>
          <table:table-cell office:value-type="string">
            <text:p>L1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820R</text:p>
          </table:table-cell>
          <table:table-cell office:value-type="string">
            <text:p>RESC0402N</text:p>
          </table:table-cell>
          <table:table-cell office:value-type="string">
            <text:p>1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AT45DB321</text:p>
          </table:table-cell>
          <table:table-cell office:value-type="string">
            <text:p>SOIC-8 DATAFLASH</text:p>
          </table:table-cell>
          <table:table-cell office:value-type="string">
            <text:p>1</text:p>
          </table:table-cell>
          <table:table-cell office:value-type="string">
            <text:p>DF1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BC817-25</text:p>
          </table:table-cell>
          <table:table-cell office:value-type="string">
            <text:p>SOT-23A</text:p>
          </table:table-cell>
          <table:table-cell office:value-type="string">
            <text:p>5</text:p>
          </table:table-cell>
          <table:table-cell office:value-type="string">
            <text:p>Q1, Q2, Q3, Q4, Q5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BMP180</text:p>
          </table:table-cell>
          <table:table-cell office:value-type="string">
            <text:p>Bosch BMP180</text:p>
          </table:table-cell>
          <table:table-cell office:value-type="string">
            <text:p>1</text:p>
          </table:table-cell>
          <table:table-cell office:value-type="string">
            <text:p>IC2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GREEN</text:p>
          </table:table-cell>
          <table:table-cell office:value-type="string">
            <text:p>LED0603_GREEN</text:p>
          </table:table-cell>
          <table:table-cell office:value-type="string">
            <text:p>1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HEADER 1x3</text:p>
          </table:table-cell>
          <table:table-cell office:value-type="string">
            <text:p>HEADER 1x3 2.54MM</text:p>
          </table:table-cell>
          <table:table-cell office:value-type="string">
            <text:p>2</text:p>
          </table:table-cell>
          <table:table-cell office:value-type="string">
            <text:p>PPM, SWD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HEADER 1x4</text:p>
          </table:table-cell>
          <table:table-cell office:value-type="string">
            <text:p>HEADER 1x4 2.54MM</text:p>
          </table:table-cell>
          <table:table-cell office:value-type="string">
            <text:p>2</text:p>
          </table:table-cell>
          <table:table-cell office:value-type="string">
            <text:p>GPS, I2C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HEADER 1x8</text:p>
          </table:table-cell>
          <table:table-cell office:value-type="string">
            <text:p>HEADER 1x8 2.54MM</text:p>
          </table:table-cell>
          <table:table-cell office:value-type="string">
            <text:p>1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HEADER 2x8</text:p>
          </table:table-cell>
          <table:table-cell office:value-type="string">
            <text:p>HEADER 2x8 2.54MM</text:p>
          </table:table-cell>
          <table:table-cell office:value-type="string">
            <text:p>1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LM1117MP-3.3</text:p>
          </table:table-cell>
          <table:table-cell office:value-type="string">
            <text:p>MP04A_N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MCP16323</text:p>
          </table:table-cell>
          <table:table-cell office:value-type="string">
            <text:p>QFN50P300X300X90-16N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MPU-9150</text:p>
          </table:table-cell>
          <table:table-cell office:value-type="string">
            <text:p>Invensense_QFN24</text:p>
          </table:table-cell>
          <table:table-cell office:value-type="string">
            <text:p>1</text:p>
          </table:table-cell>
          <table:table-cell office:value-type="string">
            <text:p>IC3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RED</text:p>
          </table:table-cell>
          <table:table-cell office:value-type="string">
            <text:p>LED0603_RED</text:p>
          </table:table-cell>
          <table:table-cell office:value-type="string">
            <text:p>1</text:p>
          </table:table-cell>
          <table:table-cell office:value-type="string">
            <text:p>RSSI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USB</text:p>
          </table:table-cell>
          <table:table-cell office:value-type="string">
            <text:p>USB_MICRO_FCI</text:p>
          </table:table-cell>
          <table:table-cell office:value-type="string">
            <text:p>1</text:p>
          </table:table-cell>
          <table:table-cell office:value-type="string">
            <text:p>USB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string">
            <text:p>XBee (Pro)</text:p>
          </table:table-cell>
          <table:table-cell office:value-type="string">
            <text:p>XBeePro_Socket_SMD</text:p>
          </table:table-cell>
          <table:table-cell office:value-type="string">
            <text:p>1</text:p>
          </table:table-cell>
          <table:table-cell office:value-type="string">
            <text:p>XBee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0R</text:p>
          </table:table-cell>
          <table:table-cell office:value-type="string">
            <text:p>RESC0402N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100n</text:p>
          </table:table-cell>
          <table:table-cell office:value-type="string">
            <text:p>CAPC0402N</text:p>
          </table:table-cell>
          <table:table-cell office:value-type="string">
            <text:p>7</text:p>
          </table:table-cell>
          <table:table-cell office:value-type="string">
            <text:p>C16, C22, C43, C47, C50, C57, C61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100n</text:p>
          </table:table-cell>
          <table:table-cell office:value-type="string">
            <text:p>CAPC0603N</text:p>
          </table:table-cell>
          <table:table-cell office:value-type="string">
            <text:p>12</text:p>
          </table:table-cell>
          <table:table-cell office:value-type="string">
            <text:p>C32, C34, C36, C38, C41, C52, C53, C59, C64, C67, C70, C72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10k</text:p>
          </table:table-cell>
          <table:table-cell office:value-type="string">
            <text:p>RESC0402N</text:p>
          </table:table-cell>
          <table:table-cell office:value-type="string">
            <text:p>12</text:p>
          </table:table-cell>
          <table:table-cell office:value-type="string">
            <text:p>R9, R22, R25, R26, R27, R28, R29, R30, R31, R32, R33, R38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10n</text:p>
          </table:table-cell>
          <table:table-cell office:value-type="string">
            <text:p>CAPC0402N</text:p>
          </table:table-cell>
          <table:table-cell office:value-type="string">
            <text:p>12</text:p>
          </table:table-cell>
          <table:table-cell office:value-type="string">
            <text:p>C28, C29, C30, C39, C42, C51, C55, C56, C62, C68, C71, C74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16MHz</text:p>
          </table:table-cell>
          <table:table-cell office:value-type="string">
            <text:p>XO2.5x2.0</text:p>
          </table:table-cell>
          <table:table-cell office:value-type="string">
            <text:p>1</text:p>
          </table:table-cell>
          <table:table-cell office:value-type="string">
            <text:p>X1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1k</text:p>
          </table:table-cell>
          <table:table-cell office:value-type="string">
            <text:p>RESC0402N</text:p>
          </table:table-cell>
          <table:table-cell office:value-type="string">
            <text:p>15</text:p>
          </table:table-cell>
          <table:table-cell office:value-type="string">
            <text:p>R17, R19, R21, R23, R34, R35, R37, R41, R42, R45, R46, R48, R51, R53, R55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1uF/25V</text:p>
          </table:table-cell>
          <table:table-cell office:value-type="string">
            <text:p>CAPC0603N</text:p>
          </table:table-cell>
          <table:table-cell office:value-type="string">
            <text:p>12</text:p>
          </table:table-cell>
          <table:table-cell office:value-type="string">
            <text:p>C31, C33, C35, C37, C40, C49, C54, C58, C65, C66, C69, C73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22p</text:p>
          </table:table-cell>
          <table:table-cell office:value-type="string">
            <text:p>CAPC0402N</text:p>
          </table:table-cell>
          <table:table-cell office:value-type="string">
            <text:p>2</text:p>
          </table:table-cell>
          <table:table-cell office:value-type="string">
            <text:p>C45, C46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2u2</text:p>
          </table:table-cell>
          <table:table-cell office:value-type="string">
            <text:p>CAPC0402N</text:p>
          </table:table-cell>
          <table:table-cell office:value-type="string">
            <text:p>3</text:p>
          </table:table-cell>
          <table:table-cell office:value-type="string">
            <text:p>C18, C20, C60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330uF/25V</text:p>
          </table:table-cell>
          <table:table-cell office:value-type="string">
            <text:p>CAPE_RM5_D10_H12</text:p>
          </table:table-cell>
          <table:table-cell office:value-type="string">
            <text:p>4</text:p>
          </table:table-cell>
          <table:table-cell office:value-type="string">
            <text:p>C27, C48, C63, C75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5k6</text:p>
          </table:table-cell>
          <table:table-cell office:value-type="string">
            <text:p>RESC0402N</text:p>
          </table:table-cell>
          <table:table-cell office:value-type="string">
            <text:p>13</text:p>
          </table:table-cell>
          <table:table-cell office:value-type="string">
            <text:p>R16, R18, R20, R24, R36, R40, R43, R44, R47, R49, R50, R52, R54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600R/100MHz</text:p>
          </table:table-cell>
          <table:table-cell office:value-type="string">
            <text:p>RESC0402N</text:p>
          </table:table-cell>
          <table:table-cell office:value-type="string">
            <text:p>1</text:p>
          </table:table-cell>
          <table:table-cell office:value-type="string">
            <text:p>LF1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74HC1G14</text:p>
          </table:table-cell>
          <table:table-cell office:value-type="string">
            <text:p>SOT65P210X100-5N</text:p>
          </table:table-cell>
          <table:table-cell office:value-type="string">
            <text:p>1</text:p>
          </table:table-cell>
          <table:table-cell office:value-type="string">
            <text:p>IC1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MBR120</text:p>
          </table:table-cell>
          <table:table-cell office:value-type="string">
            <text:p>D_SM_SOD123_H135A</text:p>
          </table:table-cell>
          <table:table-cell office:value-type="string">
            <text:p>1</text:p>
          </table:table-cell>
          <table:table-cell office:value-type="string">
            <text:p>D1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SiC780</text:p>
          </table:table-cell>
          <table:table-cell office:value-type="string">
            <text:p>DRMOS40</text:p>
          </table:table-cell>
          <table:table-cell office:value-type="string">
            <text:p>12</text:p>
          </table:table-cell>
          <table:table-cell office:value-type="string">
            <text:p>DR1, DR2, DR3, DR4, DR5, DR6, DR7, DR8, DR9, DR10, DR11, DR12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STM32F4</text:p>
          </table:table-cell>
          <table:table-cell office:value-type="string">
            <text:p>TSQFP50P1600X1600X160-100N</text:p>
          </table:table-cell>
          <table:table-cell office:value-type="string">
            <text:p>1</text:p>
          </table:table-cell>
          <table:table-cell office:value-type="string">
            <text:p>IC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5" meta:object-count="0"/>
    <meta:generator>LibreOffice/4.0.4.2$Windows_x86 LibreOffice_project/9e9821abd0ffdbc09cd8c52eaa574fa09eb08f2</meta:generator>
  </office:meta>
</office:document-meta>
</file>